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d0f" officeooo:paragraph-rsid="00042d0f"/>
    </style:style>
    <style:style style:name="P2" style:family="paragraph" style:parent-style-name="Title">
      <style:text-properties officeooo:rsid="00042d0f" officeooo:paragraph-rsid="00042d0f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mentare</text:p>
      <text:p text:style-name="P1"># Einzel Kommentare</text:p>
      <text:p text:style-name="P1">#</text:p>
      <text:p text:style-name="P1">#</text:p>
      <text:p text:style-name="P1"/>
      <text:p text:style-name="P1"/>
      <text:p text:style-name="P1">_______________________________</text:p>
      <text:p text:style-name="P1">“““</text:p>
      <text:p text:style-name="P1">Mehrzeiliger<text:line-break/>Kommentar<text:line-break/>“““</text:p>
      <text:p text:style-name="P1"/>
      <text:p text:style-name="P1">print (<text:span text:style-name="T1">"Hallo ", end=" ") # Default \n</text:span></text:p>
      <text:p text:style-name="P1"><text:span text:style-name="T1">print ("Welt") <text:s/># end=" " ist ohne Default (le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4T10:14:47.675396172</meta:creation-date>
    <dc:date>2021-09-24T10:20:13.112961355</dc:date>
    <meta:editing-duration>PT5M27S</meta:editing-duration>
    <meta:editing-cycles>1</meta:editing-cycles>
    <meta:document-statistic meta:table-count="0" meta:image-count="0" meta:object-count="0" meta:page-count="1" meta:paragraph-count="9" meta:word-count="28" meta:character-count="178" meta:non-whitespace-character-count="158"/>
    <meta:generator>LibreOffice/7.0.6.2$Linux_X86_64 LibreOffice_project/00$Build-2</meta:generator>
  </office:meta>
</office:document-meta>
</file>